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dash" draw:stroke-dash="Ultrafine_20_2_20_Dots_20_3_20_Dashes" svg:stroke-color="#000000" draw:fill="solid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2_20_Dots_20_3_20_Dashes" svg:stroke-color="#000000" draw:fill="none" draw:fill-color="#e6e6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draw:stroke-dash="Ultrafine_20_Dashed" svg:stroke-width="0cm" svg:stroke-color="#008000" draw:marker-start-width="0.2cm" draw:marker-end-width="0.2cm" draw:fill="solid" draw:fill-color="#e6e6e6" draw:fill-hatch-name="Black_20_45_20_Degrees" draw:textarea-horizontal-align="left" draw:auto-grow-height="true" draw:auto-grow-width="true" fo:min-height="0cm" fo:min-width="0cm" fo:padding-top="0.125cm" fo:padding-bottom="0.125cm" fo:padding-left="0.25cm" fo:padding-right="0.25cm" draw:shadow="hidden"/>
    </style:style>
    <style:style style:name="gr5" style:family="graphic" style:parent-style-name="standard">
      <style:graphic-properties draw:stroke="solid" draw:stroke-dash="Ultrafine_20_Dashed" svg:stroke-width="0cm" svg:stroke-color="#008000" draw:marker-start-width="0.2cm" draw:marker-end-width="0.2cm" draw:fill="solid" draw:fill-color="#ffb515" draw:textarea-horizontal-align="left" draw:auto-grow-height="true" draw:auto-grow-width="true" fo:min-height="0cm" fo:min-width="0cm" fo:padding-top="0.075cm" fo:padding-bottom="0.075cm" fo:padding-left="0.2cm" fo:padding-right="0.2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1.813cm" fo:padding-top="0.125cm" fo:padding-bottom="0.125cm" fo:padding-left="0.25cm" fo:padding-right="0.25cm"/>
    </style:style>
    <style:style style:name="gr8" style:family="graphic" style:parent-style-name="standard">
      <style:graphic-properties draw:stroke="solid" svg:stroke-color="#800000" draw:fill="solid" draw:fill-color="#ff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314cm" fo:min-width="0.987cm" fo:padding-top="0.125cm" fo:padding-bottom="0.125cm" fo:padding-left="0.25cm" fo:padding-right="0.25cm"/>
    </style:style>
    <style:style style:name="gr10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3.5cm" fo:padding-top="0.125cm" fo:padding-bottom="0.125cm" fo:padding-left="0.25cm" fo:padding-right="0.25cm"/>
    </style:style>
    <style:style style:name="gr11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5cm" fo:padding-top="0.125cm" fo:padding-bottom="0.125cm" fo:padding-left="0.25cm" fo:padding-right="0.25cm"/>
    </style:style>
    <style:style style:name="gr12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3.608cm" fo:padding-top="0.125cm" fo:padding-bottom="0.125cm" fo:padding-left="0.25cm" fo:padding-right="0.25cm"/>
    </style:style>
    <style:style style:name="gr13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3cm" fo:padding-top="0.125cm" fo:padding-bottom="0.125cm" fo:padding-left="0.25cm" fo:padding-right="0.25cm"/>
    </style:style>
    <style:style style:name="gr14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4.5cm" fo:padding-top="0.125cm" fo:padding-bottom="0.125cm" fo:padding-left="0.25cm" fo:padding-right="0.25cm"/>
    </style:style>
    <style:style style:name="gr15" style:family="graphic" style:parent-style-name="standard">
      <style:graphic-properties svg:stroke-color="#008000" draw:marker-start="Arrow" draw:marker-end="Arrow" draw:textarea-horizontal-align="center" draw:textarea-vertical-align="middle"/>
    </style:style>
    <style:style style:name="gr16" style:family="graphic" style:parent-style-name="standard">
      <style:graphic-properties svg:stroke-color="#008000" draw:marker-end="Arrow" draw:textarea-horizontal-align="center" draw:textarea-vertical-align="middle"/>
    </style:style>
    <style:style style:name="gr17" style:family="graphic" style:parent-style-name="standard">
      <style:graphic-properties draw:stroke="solid" svg:stroke-width="0.1cm" svg:stroke-color="#000080" draw:marker-start-width="0.35cm" draw:marker-end-width="0.35cm" draw:fill="solid" draw:fill-color="#e6e6ff" draw:fill-gradient-name="jhhg" draw:textarea-horizontal-align="left" draw:auto-grow-height="true" draw:auto-grow-width="true" fo:min-height="0.72cm" fo:min-width="0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svg:stroke-color="#008000" draw:fill="solid" draw:fill-color="#e6e6ff" draw:textarea-horizontal-align="center" draw:textarea-vertical-align="middle"/>
    </style:style>
    <style:style style:name="gr20" style:family="graphic" style:parent-style-name="standard">
      <style:graphic-properties svg:stroke-color="#008000" draw:marker-end="Arrowheads_20_1" draw:textarea-horizontal-align="center" draw:textarea-vertical-align="middle"/>
    </style:style>
    <style:style style:name="gr21" style:family="graphic" style:parent-style-name="standard">
      <style:graphic-properties draw:stroke="solid" svg:stroke-color="#008000" draw:fill="solid" draw:fill-color="#ff000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644cm" fo:min-width="1.318cm" fo:padding-top="0.125cm" fo:padding-bottom="0.125cm" fo:padding-left="0.25cm" fo:padding-right="0.25cm"/>
    </style:style>
    <style:style style:name="gr23" style:family="graphic" style:parent-style-name="standard">
      <style:graphic-properties draw:stroke="dash" draw:stroke-dash="Ultrafine_20_2_20_Dots_20_3_20_Dashes" svg:stroke-color="#008000" draw:marker-end="Arrowheads_20_2" draw:marker-end-width="0.3cm" draw:textarea-horizontal-align="center" draw:textarea-vertical-align="middle"/>
    </style:style>
    <style:style style:name="gr24" style:family="graphic" style:parent-style-name="standard">
      <style:graphic-properties draw:stroke="dash" draw:stroke-dash="Ultrafine_20_2_20_Dots_20_3_20_Dashes" draw:fill="none" draw:textarea-horizontal-align="center" draw:textarea-vertical-align="middle"/>
    </style:style>
    <style:style style:name="gr25" style:family="graphic" style:parent-style-name="standard">
      <style:graphic-properties draw:textarea-horizontal-align="center" draw:textarea-vertical-align="middle"/>
    </style:style>
    <style:style style:name="gr26" style:family="graphic" style:parent-style-name="standard">
      <style:graphic-properties draw:stroke="dash" draw:stroke-dash="_32__20_Dots_20_1_20_Dash" svg:stroke-color="#008000" draw:marker-end="Arrowheads_20_1" draw:textarea-horizontal-align="center" draw:textarea-vertical-align="middle"/>
    </style:style>
    <style:style style:name="gr27" style:family="graphic" style:parent-style-name="standard">
      <style:graphic-properties draw:stroke="dash" draw:stroke-dash="_32__20_Dots_20_1_20_Dash" svg:stroke-color="#008000" draw:marker-end="Arrow" draw:textarea-horizontal-align="center" draw:textarea-vertical-align="middle"/>
    </style:style>
    <style:style style:name="gr28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svg:stroke-color="#008000" draw:marker-start="" draw:marker-end="Arrow" draw:textarea-horizontal-align="center" draw:textarea-vertical-align="middle"/>
    </style:style>
    <style:style style:name="gr30" style:family="graphic" style:parent-style-name="standard">
      <style:graphic-properties svg:stroke-color="#008000" draw:marker-start="Arrow" draw:marker-end="Arrowheads_20_1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cm"/>
    </style:style>
    <style:style style:name="gr32" style:family="graphic" style:parent-style-name="standard">
      <style:graphic-properties draw:stroke="solid" draw:stroke-dash="_32__20_Dots_20_1_20_Dash" svg:stroke-color="#008000" draw:marker-start="Arrow" draw:marker-end="Arrow" draw:textarea-horizontal-align="center" draw:textarea-vertical-align="middle"/>
    </style:style>
    <style:style style:name="gr33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34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35" style:family="graphic" style:parent-style-name="standard">
      <style:graphic-properties draw:stroke="none" svg:stroke-color="#000000" draw:fill="none" draw:fill-color="#ffffff" fo:min-height="1.105cm"/>
    </style:style>
    <style:style style:name="gr36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37" style:family="graphic" style:parent-style-name="standard">
      <style:graphic-properties draw:fill-color="#aecf00" draw:opacity="50%" draw:textarea-horizontal-align="left" draw:textarea-vertical-align="top" fo:padding-top="0.3cm" fo:padding-bottom="0.2cm" fo:padding-left="0.3cm" fo:padding-right="0.3cm" draw:shadow="hidden" draw:shadow-opacity="50%"/>
    </style:style>
    <style:style style:name="gr38" style:family="graphic" style:parent-style-name="standard">
      <style:graphic-properties svg:stroke-color="#9999ff" draw:marker-start="Circle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c0c0c0" fo:font-size="10pt" style:font-size-asian="10pt" style:font-size-complex="10pt"/>
    </style:style>
    <style:style style:name="P3" style:family="paragraph">
      <style:paragraph-properties fo:margin-left="0cm" fo:margin-right="0cm" fo:text-indent="0cm"/>
      <style:text-properties fo:color="#c0c0c0"/>
    </style:style>
    <style:style style:name="P4" style:family="paragraph">
      <style:paragraph-properties fo:margin-left="0cm" fo:margin-right="0cm" fo:text-indent="0cm"/>
      <style:text-properties fo:color="#808080" fo:font-size="10pt" style:font-size-asian="10pt" style:font-size-complex="10pt"/>
    </style:style>
    <style:style style:name="P5" style:family="paragraph">
      <style:paragraph-properties fo:margin-left="0cm" fo:margin-right="0cm" fo:text-indent="0cm"/>
      <style:text-properties fo:color="#ff0000" fo:font-family="Purisa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font-family="Purisa" style:font-pitch="variable" fo:font-weight="bold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10pt"/>
    </style:style>
    <style:style style:name="P9" style:family="paragraph">
      <style:paragraph-properties fo:margin-left="0cm" fo:margin-right="0cm" fo:text-indent="0cm"/>
      <style:text-properties fo:font-family="Purisa" style:font-pitch="variable" fo:font-size="12pt" fo:font-weight="bold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  <style:text-properties fo:color="#000080" style:text-outline="false" fo:font-family="'Courier 10 Pitch'" style:font-pitch="fixed" fo:font-size="20pt" fo:font-style="normal" fo:text-shadow="none" fo:font-weight="bold" style:letter-kerning="false" style:font-size-asian="20pt" style:font-style-asian="normal" style:font-weight-asian="bold" style:font-size-complex="20pt" style:font-style-complex="normal" style:font-weight-complex="bold" style:text-scale="100%" style:font-relief="none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14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5" style:family="paragraph">
      <style:paragraph-properties fo:margin-left="0cm" fo:margin-right="0cm" text:enable-numbering="false" fo:text-indent="0cm"/>
    </style:style>
    <style:style style:name="T1" style:family="text">
      <style:text-properties fo:color="#c0c0c0" fo:font-size="10pt" style:font-size-asian="10pt" style:font-size-complex="10pt"/>
    </style:style>
    <style:style style:name="T2" style:family="text">
      <style:text-properties fo:color="#c0c0c0" style:text-position="sub 58%" fo:font-size="10pt" style:font-size-asian="10pt" style:font-size-complex="10pt"/>
    </style:style>
    <style:style style:name="T3" style:family="text">
      <style:text-properties fo:color="#c0c0c0"/>
    </style:style>
    <style:style style:name="T4" style:family="text">
      <style:text-properties fo:color="#c0c0c0"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5" style:family="text">
      <style:text-properties fo:color="#c0c0c0" style:text-position="super 58%" fo:font-size="10pt" style:font-size-asian="10pt" style:font-size-complex="10pt"/>
    </style:style>
    <style:style style:name="T6" style:family="text">
      <style:text-properties fo:color="#808080" fo:font-size="10pt" style:font-size-asian="10pt" style:font-size-complex="10pt"/>
    </style:style>
    <style:style style:name="T7" style:family="text">
      <style:text-properties fo:color="#ff0000" fo:font-family="Purisa" style:font-pitch="variable" fo:font-size="12pt" fo:font-weight="bold"/>
    </style:style>
    <style:style style:name="T8" style:family="text">
      <style:text-properties fo:font-family="Purisa" style:font-pitch="variable" fo:font-weight="bold"/>
    </style:style>
    <style:style style:name="T9" style:family="text">
      <style:text-properties fo:font-size="10pt"/>
    </style:style>
    <style:style style:name="T10" style:family="text">
      <style:text-properties fo:font-family="Purisa" style:font-pitch="variable" fo:font-size="12pt" fo:font-weight="bold"/>
    </style:style>
    <style:style style:name="T11" style:family="text">
      <style:text-properties fo:color="#000080" style:text-outline="false" fo:font-family="'Courier 10 Pitch'" style:font-pitch="fixed" fo:font-size="16pt" fo:font-style="normal" fo:text-shadow="none" fo:font-weight="bold" style:letter-kerning="false" style:font-size-asian="16pt" style:font-style-asian="normal" style:font-weight-asian="bold" style:font-size-complex="16pt" style:font-style-complex="normal" style:font-weight-complex="bold" style:text-scale="100%" style:font-relief="none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2.826cm" svg:height="0.645cm" svg:x="3.912cm" svg:y="7.431cm">
          <draw:text-box>
            <text:p text:style-name="P1"><text:span text:style-name="T1">To be removed</text:span></text:p>
          </draw:text-box>
        </draw:frame>
        <draw:frame draw:style-name="gr1" draw:text-style-name="P2" draw:layer="layout" svg:width="2.843cm" svg:height="1.155cm" svg:x="14.491cm" svg:y="1.894cm">
          <draw:text-box>
            <text:p text:style-name="P1"><text:span text:style-name="T1">Density matrix,</text:span></text:p>
            <text:p text:style-name="P1"><text:span text:style-name="T1">E</text:span><text:span text:style-name="T2">bs</text:span></text:p>
          </draw:text-box>
        </draw:frame>
        <draw:frame draw:style-name="gr1" draw:text-style-name="P3" draw:layer="layout" svg:width="3.105cm" svg:height="0.962cm" svg:x="19.303cm" svg:y="1.383cm">
          <draw:text-box>
            <text:p text:style-name="P1"><text:span text:style-name="T3">H</text:span><text:span text:style-name="T4">Ψ</text:span><text:span text:style-name="T3">=</text:span><text:span text:style-name="T4">ε</text:span><text:span text:style-name="T3">S</text:span><text:span text:style-name="T4">Ψ</text:span></text:p>
          </draw:text-box>
        </draw:frame>
        <draw:frame draw:style-name="gr1" draw:text-style-name="P2" draw:layer="layout" svg:width="5.15cm" svg:height="1.433cm" svg:x="10.463cm" svg:y="5.863cm">
          <draw:text-box>
            <text:p text:style-name="P1"><text:span text:style-name="T1">Wf's, occupations, Mulliken </text:span></text:p>
            <text:p text:style-name="P1"><text:span text:style-name="T1">analysis, calc. energy/forces, </text:span></text:p>
            <text:p text:style-name="P1"><text:span text:style-name="T1">solve eigenstates</text:span></text:p>
          </draw:text-box>
        </draw:frame>
        <draw:frame draw:style-name="gr1" draw:text-style-name="P2" draw:layer="layout" svg:width="4.232cm" svg:height="0.645cm" svg:x="18.821cm" svg:y="11.365cm">
          <draw:text-box>
            <text:p text:style-name="P1"><text:span text:style-name="T1">SCC, full H construction</text:span></text:p>
          </draw:text-box>
        </draw:frame>
        <draw:frame draw:style-name="gr1" draw:text-style-name="P2" draw:layer="layout" svg:width="5.087cm" svg:height="0.645cm" svg:x="22.309cm" svg:y="15.214cm">
          <draw:text-box>
            <text:p text:style-name="P1"><text:span text:style-name="T1">Slater-Koster transformations</text:span></text:p>
          </draw:text-box>
        </draw:frame>
        <draw:frame draw:style-name="gr1" draw:text-style-name="P2" draw:layer="layout" svg:width="4.092cm" svg:height="1.053cm" svg:x="15.363cm" svg:y="14.372cm">
          <draw:text-box>
            <text:p text:style-name="P1"><text:span text:style-name="T1">Tables from *.par files, </text:span></text:p>
            <text:p text:style-name="P1"><text:span text:style-name="T1">H</text:span><text:span text:style-name="T5">0</text:span><text:span text:style-name="T1"> matrix construction</text:span></text:p>
          </draw:text-box>
        </draw:frame>
        <draw:frame draw:style-name="gr1" draw:text-style-name="P2" draw:layer="layout" svg:width="5.916cm" svg:height="0.645cm" svg:x="17.114cm" svg:y="17.802cm">
          <draw:text-box>
            <text:p text:style-name="P1"><text:span text:style-name="T1">Pairwise repulsions from *.par files</text:span></text:p>
          </draw:text-box>
        </draw:frame>
        <draw:frame draw:style-name="gr1" draw:text-style-name="P2" draw:layer="layout" svg:width="4.392cm" svg:height="0.645cm" svg:x="10.553cm" svg:y="17.139cm">
          <draw:text-box>
            <text:p text:style-name="P1"><text:span text:style-name="T1">Repulsive forces, energy</text:span></text:p>
          </draw:text-box>
        </draw:frame>
        <draw:frame draw:style-name="gr1" draw:text-style-name="P2" draw:layer="layout" svg:width="4.033cm" svg:height="1.155cm" svg:x="4.808cm" svg:y="16.327cm">
          <draw:text-box>
            <text:p text:style-name="P1"><text:span text:style-name="T1">*.elm <text:s/>files; on-site, U, </text:span></text:p>
            <text:p text:style-name="P1"><text:span text:style-name="T1">FWHM, R</text:span><text:span text:style-name="T2">nl</text:span><text:span text:style-name="T1">(r)</text:span></text:p>
          </draw:text-box>
        </draw:frame>
        <draw:frame draw:style-name="gr2" draw:text-style-name="P2" draw:layer="layout" svg:width="4.536cm" svg:height="1.039cm" svg:x="2.285cm" svg:y="12.478cm">
          <draw:text-box>
            <text:p text:style-name="P1"><text:span text:style-name="T1">Copy of Atoms, positions, </text:span></text:p>
            <text:p text:style-name="P1"><text:span text:style-name="T1">state indexing,...</text:span></text:p>
          </draw:text-box>
        </draw:frame>
        <draw:frame draw:style-name="gr3" draw:text-style-name="P2" draw:layer="layout" svg:width="4.05cm" svg:height="1.039cm" svg:x="6.524cm" svg:y="4.119cm">
          <draw:text-box>
            <text:p text:style-name="P1"><text:span text:style-name="T1">real time, laser pulses,</text:span></text:p>
            <text:p text:style-name="P1"><text:span text:style-name="T1">external fields,...</text:span></text:p>
          </draw:text-box>
        </draw:frame>
        <draw:frame draw:style-name="gr2" draw:text-style-name="P4" draw:layer="layout" svg:width="6.12cm" svg:height="1.039cm" svg:x="2.043cm" svg:y="1.541cm">
          <draw:text-box>
            <text:p text:style-name="P1"><text:span text:style-name="T6">file io, interpolation, MD scripts, </text:span></text:p>
            <text:p text:style-name="P1"><text:span text:style-name="T6">density mixing, element data, timing</text:span></text:p>
          </draw:text-box>
        </draw:frame>
        <draw:frame draw:style-name="gr4" draw:text-style-name="P5" draw:id="id1" draw:layer="layout" svg:width="3.034cm" svg:height="0.747cm" svg:x="1.826cm" svg:y="6.768cm">
          <draw:text-box>
            <text:p text:style-name="P1"><text:span text:style-name="T7">box.Atoms</text:span></text:p>
          </draw:text-box>
        </draw:frame>
        <draw:frame draw:style-name="gr5" draw:text-style-name="P5" draw:layer="layout" svg:width="2.989cm" svg:height="0.647cm" svg:x="1.307cm" svg:y="6.198cm">
          <draw:text-box>
            <text:p text:style-name="P1"><text:span text:style-name="T7">ASE.Atoms</text:span></text:p>
          </draw:text-box>
        </draw:frame>
        <draw:frame draw:style-name="gr6" draw:layer="layout" svg:width="1.185cm" svg:height="0.42cm" svg:x="2.303cm" svg:y="5.58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6" draw:id="id2" draw:layer="layout" svg:width="4.143cm" svg:height="1cm" svg:x="6.727cm" svg:y="9.036cm">
          <draw:text-box>
            <text:p text:style-name="P1"><text:span text:style-name="T8">Calculator</text:span></text:p>
          </draw:text-box>
        </draw:frame>
        <draw:custom-shape draw:style-name="gr8" draw:text-style-name="P8" draw:layer="layout" svg:width="2.5cm" svg:height="0.5cm" svg:x="1cm" svg:y="18.5cm">
          <text:p text:style-name="P7"><text:span text:style-name="T9">Fortran-cod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9" draw:layer="layout" svg:width="2.183cm" svg:height="0.747cm" svg:x="1cm" svg:y="19.107cm">
          <draw:text-box>
            <text:p text:style-name="P1"><text:span text:style-name="T10">Python</text:span></text:p>
          </draw:text-box>
        </draw:frame>
        <draw:frame draw:style-name="gr10" draw:text-style-name="P6" draw:id="id8" draw:layer="layout" svg:width="4cm" svg:height="1cm" svg:x="3.129cm" svg:y="11.613cm">
          <draw:text-box>
            <text:p text:style-name="P1"><text:span text:style-name="T8">Elements</text:span></text:p>
          </draw:text-box>
        </draw:frame>
        <draw:frame draw:style-name="gr11" draw:text-style-name="P6" draw:layer="layout" svg:width="6.027cm" svg:height="1cm" svg:x="19.307cm" svg:y="5.863cm">
          <draw:text-box>
            <text:p text:style-name="P1"><text:span text:style-name="T8">WFPropagation</text:span></text:p>
          </draw:text-box>
        </draw:frame>
        <draw:frame draw:style-name="gr11" draw:text-style-name="P6" draw:layer="layout" svg:width="6.251cm" svg:height="1cm" svg:x="19.207cm" svg:y="4.582cm">
          <draw:text-box>
            <text:p text:style-name="P1"><text:span text:style-name="T8">SurfaceHopping</text:span></text:p>
          </draw:text-box>
        </draw:frame>
        <draw:frame draw:style-name="gr11" draw:text-style-name="P6" draw:id="id5" draw:layer="layout" svg:width="5.5cm" svg:height="1cm" svg:x="20.681cm" svg:y="8.137cm">
          <draw:text-box>
            <text:p text:style-name="P1"><text:span text:style-name="T8">Occupations</text:span></text:p>
          </draw:text-box>
        </draw:frame>
        <draw:frame draw:style-name="gr12" draw:text-style-name="P6" draw:id="id7" draw:layer="layout" svg:width="4.108cm" svg:height="1cm" svg:x="11.052cm" svg:y="16.223cm">
          <draw:text-box>
            <text:p text:style-name="P1"><text:span text:style-name="T8">Repulsion</text:span></text:p>
          </draw:text-box>
        </draw:frame>
        <draw:frame draw:style-name="gr13" draw:text-style-name="P6" draw:id="id3" draw:layer="layout" svg:width="3.5cm" svg:height="1cm" svg:x="12.612cm" svg:y="7.135cm">
          <draw:text-box>
            <text:p text:style-name="P1"><text:span text:style-name="T8">States</text:span></text:p>
          </draw:text-box>
        </draw:frame>
        <draw:frame draw:style-name="gr13" draw:text-style-name="P6" draw:id="id6" draw:layer="layout" svg:width="4.828cm" svg:height="1cm" svg:x="15.273cm" svg:y="13.504cm">
          <draw:text-box>
            <text:p text:style-name="P1"><text:span text:style-name="T8">Interactions</text:span></text:p>
          </draw:text-box>
        </draw:frame>
        <draw:frame draw:style-name="gr14" draw:text-style-name="P6" draw:id="id4" draw:layer="layout" svg:width="5cm" svg:height="1cm" svg:x="19.131cm" svg:y="2.231cm">
          <draw:text-box>
            <text:p text:style-name="P1"><text:span text:style-name="T8">Solver</text:span></text:p>
          </draw:text-box>
        </draw:frame>
        <draw:connector draw:style-name="gr15" draw:text-style-name="P10" draw:layer="layout" draw:type="curve" svg:x1="3.343cm" svg:y1="7.515cm" svg:x2="6.727cm" svg:y2="9.536cm" draw:start-shape="id1" draw:start-glue-point="2" draw:end-shape="id2" draw:end-glue-point="3">
          <text:p text:style-name="P1"/>
        </draw:connector>
        <draw:connector draw:style-name="gr16" draw:text-style-name="P10" draw:layer="layout" draw:type="curve" svg:x1="16.112cm" svg:y1="7.635cm" svg:x2="19.131cm" svg:y2="2.731cm" draw:start-shape="id3" draw:start-glue-point="1" draw:end-shape="id4" draw:end-glue-point="3">
          <text:p text:style-name="P1"/>
        </draw:connector>
        <draw:connector draw:style-name="gr16" draw:text-style-name="P10" draw:layer="layout" draw:type="curve" svg:x1="16.112cm" svg:y1="7.635cm" svg:x2="20.681cm" svg:y2="8.637cm" draw:start-shape="id3" draw:start-glue-point="1" draw:end-shape="id5">
          <text:p text:style-name="P1"/>
        </draw:connector>
        <draw:connector draw:style-name="gr16" draw:text-style-name="P10" draw:layer="layout" draw:type="curve" svg:x1="10.87cm" svg:y1="9.536cm" svg:x2="15.273cm" svg:y2="14.004cm" draw:start-shape="id2" draw:start-glue-point="1" draw:end-shape="id6" draw:end-glue-point="3">
          <text:p text:style-name="P1"/>
        </draw:connector>
        <draw:connector draw:style-name="gr16" draw:text-style-name="P10" draw:layer="layout" draw:type="curve" svg:x1="10.87cm" svg:y1="9.536cm" svg:x2="12.612cm" svg:y2="7.635cm" draw:start-shape="id2" draw:end-shape="id3" draw:end-glue-point="3">
          <text:p text:style-name="P1"/>
        </draw:connector>
        <draw:connector draw:style-name="gr16" draw:text-style-name="P10" draw:layer="layout" draw:type="curve" svg:x1="8.798cm" svg:y1="10.036cm" svg:x2="11.052cm" svg:y2="16.723cm" draw:start-shape="id2" draw:end-shape="id7" draw:end-glue-point="3">
          <text:p text:style-name="P1"/>
        </draw:connector>
        <draw:connector draw:style-name="gr16" draw:text-style-name="P10" draw:layer="layout" draw:type="curve" svg:x1="5.129cm" svg:y1="12.613cm" svg:x2="6.15cm" svg:y2="14.907cm" draw:start-shape="id8" draw:start-glue-point="2" draw:end-shape="id9" draw:end-glue-point="0">
          <text:p text:style-name="P1"/>
        </draw:connector>
        <draw:connector draw:style-name="gr16" draw:text-style-name="P10" draw:layer="layout" draw:type="curve" svg:x1="8.798cm" svg:y1="10.036cm" svg:x2="7.129cm" svg:y2="12.113cm" draw:start-shape="id2" draw:start-glue-point="2" draw:end-shape="id8" draw:end-glue-point="1">
          <text:p text:style-name="P1"/>
        </draw:connector>
        <draw:g draw:id="id9">
          <draw:frame draw:style-name="gr13" draw:text-style-name="P6" draw:layer="layout" svg:width="3.5cm" svg:height="1cm" svg:x="4.579cm" svg:y="15.436cm">
            <draw:text-box>
              <text:p text:style-name="P1"><text:span text:style-name="T8">Element</text:span></text:p>
            </draw:text-box>
          </draw:frame>
          <draw:frame draw:style-name="gr13" draw:text-style-name="P6" draw:layer="layout" svg:width="3.5cm" svg:height="1cm" svg:x="4.414cm" svg:y="15.156cm">
            <draw:text-box>
              <text:p text:style-name="P1"><text:span text:style-name="T8">Element</text:span></text:p>
            </draw:text-box>
          </draw:frame>
          <draw:frame draw:style-name="gr13" draw:text-style-name="P6" draw:layer="layout" svg:width="3.5cm" svg:height="1cm" svg:x="4.221cm" svg:y="14.907cm">
            <draw:text-box>
              <text:p text:style-name="P1"><text:span text:style-name="T8">Element</text:span></text:p>
            </draw:text-box>
          </draw:frame>
        </draw:g>
        <draw:frame draw:style-name="gr17" draw:text-style-name="P11" draw:layer="layout" svg:width="2.634cm" svg:height="1.07cm" svg:x="25.779cm" svg:y="18.677cm">
          <draw:text-box>
            <text:p text:style-name="P1"><text:span text:style-name="T11">hotbit</text:span></text:p>
          </draw:text-box>
        </draw:frame>
        <draw:frame draw:style-name="gr11" draw:text-style-name="P6" draw:layer="layout" svg:width="5.5cm" svg:height="1cm" svg:x="6.311cm" svg:y="3.231cm">
          <draw:text-box>
            <text:p text:style-name="P1"><text:span text:style-name="T8">Environment</text:span></text:p>
          </draw:text-box>
        </draw:frame>
        <draw:frame draw:style-name="gr11" draw:text-style-name="P6" draw:id="id11" draw:layer="layout" svg:width="5.5cm" svg:height="1cm" svg:x="17.868cm" svg:y="10.497cm">
          <draw:text-box>
            <text:p text:style-name="P1"><text:span text:style-name="T8">Electrostatics</text:span></text:p>
          </draw:text-box>
        </draw:frame>
        <draw:frame draw:style-name="gr18" draw:text-style-name="P12" draw:layer="layout" svg:width="0.832cm" svg:height="0.725cm" svg:x="7.874cm" svg:y="11.645cm">
          <draw:text-box>
            <text:p text:style-name="P1"><text:span text:style-name="T12">el</text:span></text:p>
          </draw:text-box>
        </draw:frame>
        <draw:frame draw:style-name="gr18" draw:text-style-name="P12" draw:layer="layout" svg:width="0.836cm" svg:height="0.725cm" svg:x="12.933cm" svg:y="11.189cm">
          <draw:text-box>
            <text:p text:style-name="P1"><text:span text:style-name="T12">ia</text:span></text:p>
          </draw:text-box>
        </draw:frame>
        <draw:frame draw:style-name="gr18" draw:text-style-name="P12" draw:layer="layout" svg:width="1.116cm" svg:height="0.725cm" svg:x="8.965cm" svg:y="13.867cm">
          <draw:text-box>
            <text:p text:style-name="P1"><text:span text:style-name="T12">rep</text:span></text:p>
          </draw:text-box>
        </draw:frame>
        <draw:frame draw:style-name="gr12" draw:text-style-name="P6" draw:id="id10" draw:layer="layout" svg:width="7.25cm" svg:height="1cm" svg:x="16.107cm" svg:y="16.431cm">
          <draw:text-box>
            <text:p text:style-name="P1"><text:span text:style-name="T8">RepulsivePotential</text:span></text:p>
          </draw:text-box>
        </draw:frame>
        <draw:frame draw:style-name="gr12" draw:text-style-name="P6" draw:layer="layout" svg:width="7.25cm" svg:height="1cm" svg:x="16.366cm" svg:y="16.625cm">
          <draw:text-box>
            <text:p text:style-name="P1"><text:span text:style-name="T8">RepulsivePotential</text:span></text:p>
          </draw:text-box>
        </draw:frame>
        <draw:frame draw:style-name="gr12" draw:text-style-name="P6" draw:layer="layout" svg:width="7.25cm" svg:height="1cm" svg:x="16.689cm" svg:y="16.851cm">
          <draw:text-box>
            <text:p text:style-name="P1"><text:span text:style-name="T8">RepulsivePotential</text:span></text:p>
          </draw:text-box>
        </draw:frame>
        <draw:connector draw:style-name="gr19" draw:text-style-name="P10" draw:layer="layout" draw:type="curve" svg:x1="15.16cm" svg:y1="16.723cm" svg:x2="16.107cm" svg:y2="16.931cm" draw:start-shape="id7" draw:start-glue-point="1" draw:end-shape="id10" draw:end-glue-point="3">
          <text:p text:style-name="P1"/>
        </draw:connector>
        <draw:frame draw:style-name="gr18" draw:text-style-name="P12" draw:layer="layout" svg:width="0.836cm" svg:height="0.725cm" svg:x="11.139cm" svg:y="8.192cm">
          <draw:text-box>
            <text:p text:style-name="P1"><text:span text:style-name="T12">st</text:span></text:p>
          </draw:text-box>
        </draw:frame>
        <draw:connector draw:style-name="gr20" draw:text-style-name="P10" draw:layer="layout" draw:type="curve" svg:x1="14.362cm" svg:y1="8.135cm" svg:x2="17.868cm" svg:y2="10.997cm" draw:start-shape="id3" draw:start-glue-point="2" draw:end-shape="id11" draw:end-glue-point="3">
          <text:p text:style-name="P1"/>
        </draw:connector>
        <draw:frame draw:style-name="gr18" draw:text-style-name="P12" draw:layer="layout" svg:width="0.951cm" svg:height="0.725cm" svg:x="14.472cm" svg:y="9.058cm">
          <draw:text-box>
            <text:p text:style-name="P1"><text:span text:style-name="T12">es</text:span></text:p>
          </draw:text-box>
        </draw:frame>
        <draw:frame draw:style-name="gr18" draw:text-style-name="P12" draw:layer="layout" svg:width="1.158cm" svg:height="0.725cm" svg:x="18.386cm" svg:y="7.772cm">
          <draw:text-box>
            <text:p text:style-name="P1"><text:span text:style-name="T12">occ</text:span></text:p>
          </draw:text-box>
        </draw:frame>
        <draw:frame draw:style-name="gr18" draw:text-style-name="P12" draw:layer="layout" svg:width="1.637cm" svg:height="0.725cm" svg:x="16.349cm" svg:y="4.611cm">
          <draw:text-box>
            <text:p text:style-name="P1"><text:span text:style-name="T12">solver</text:span></text:p>
          </draw:text-box>
        </draw:frame>
        <draw:custom-shape draw:style-name="gr21" draw:text-style-name="P8" draw:id="id12" draw:layer="layout" svg:width="2.5cm" svg:height="0.533cm" svg:x="25.473cm" svg:y="1.692cm">
          <text:p text:style-name="P7"><text:span text:style-name="T9">eigensolve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0" draw:layer="layout" draw:type="curve" svg:x1="24.131cm" svg:y1="2.731cm" svg:x2="25.473cm" svg:y2="1.958cm" draw:start-shape="id4" draw:start-glue-point="1" draw:end-shape="id12" draw:end-glue-point="3">
          <text:p text:style-name="P1"/>
        </draw:connector>
        <draw:frame draw:style-name="gr22" draw:text-style-name="P6" draw:layer="layout" svg:width="1.818cm" svg:height="0.988cm" svg:x="1.468cm" svg:y="2.503cm">
          <draw:text-box>
            <text:p text:style-name="P1"><text:span text:style-name="T8">box</text:span></text:p>
          </draw:text-box>
        </draw:frame>
        <draw:line draw:style-name="gr23" draw:text-style-name="P10" draw:layer="layout" svg:x1="3.225cm" svg:y1="3.424cm" svg:x2="5.081cm" svg:y2="4.089cm">
          <text:p text:style-name="P1"/>
        </draw:line>
        <draw:rect draw:style-name="gr24" draw:text-style-name="P10" draw:id="id17" draw:layer="layout" svg:width="7.114cm" svg:height="3.098cm" svg:x="18.79cm" svg:y="4.189cm">
          <text:p text:style-name="P1"/>
        </draw:rect>
        <draw:frame draw:style-name="gr18" draw:text-style-name="P12" draw:layer="layout" svg:width="1.26cm" svg:height="0.725cm" svg:x="4.083cm" svg:y="8.523cm">
          <draw:text-box>
            <text:p text:style-name="P1"><text:span text:style-name="T12">calc</text:span></text:p>
          </draw:text-box>
        </draw:frame>
        <draw:rect draw:style-name="gr24" draw:text-style-name="P10" draw:id="id16" draw:layer="layout" svg:width="6.374cm" svg:height="2.345cm" svg:x="5.803cm" svg:y="3.007cm">
          <text:p text:style-name="P1"/>
        </draw:rect>
        <draw:custom-shape draw:style-name="gr8" draw:text-style-name="P8" draw:id="id14" draw:layer="layout" svg:width="2.5cm" svg:height="0.5cm" svg:x="14.259cm" svg:y="2.925cm">
          <text:p text:style-name="P7"><text:span text:style-name="T9">misc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0" draw:id="id13" draw:layer="layout" draw:type="curve" svg:x1="14.362cm" svg:y1="7.135cm" svg:x2="14.362cm" svg:y2="7.135cm" draw:start-shape="id3" draw:start-glue-point="0" draw:end-shape="id3" draw:end-glue-point="0">
          <text:p text:style-name="P1"/>
        </draw:connector>
        <draw:connector draw:style-name="gr16" draw:text-style-name="P10" draw:layer="layout" draw:type="curve" svg:x1="14.362cm" svg:y1="7.135cm" svg:x2="15.509cm" svg:y2="3.425cm" draw:start-shape="id13" draw:start-glue-point="0" draw:end-shape="id14" draw:end-glue-point="2">
          <text:p text:style-name="P1"/>
        </draw:connector>
        <draw:custom-shape draw:style-name="gr8" draw:text-style-name="P8" draw:id="id15" draw:layer="layout" svg:width="2.5cm" svg:height="0.471cm" svg:x="21.955cm" svg:y="14.802cm">
          <text:p text:style-name="P7"><text:span text:style-name="T9">slak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0" draw:layer="layout" draw:type="curve" svg:x1="20.101cm" svg:y1="14.004cm" svg:x2="21.955cm" svg:y2="15.037cm" draw:start-shape="id6" draw:start-glue-point="1" draw:end-shape="id15" draw:end-glue-point="3">
          <text:p text:style-name="P1"/>
        </draw:connector>
        <draw:connector draw:style-name="gr26" draw:text-style-name="P10" draw:layer="layout" draw:type="curve" svg:x1="8.798cm" svg:y1="9.036cm" svg:x2="8.99cm" svg:y2="5.352cm" draw:start-shape="id2" draw:start-glue-point="0" draw:end-shape="id16">
          <text:p text:style-name="P1"/>
        </draw:connector>
        <draw:connector draw:style-name="gr27" draw:text-style-name="P10" draw:layer="layout" draw:type="curve" svg:x1="16.112cm" svg:y1="7.635cm" svg:x2="18.79cm" svg:y2="5.738cm" draw:start-shape="id3" draw:start-glue-point="1" draw:end-shape="id17" draw:end-glue-point="3">
          <text:p text:style-name="P1"/>
        </draw:connector>
        <draw:frame draw:style-name="gr28" draw:text-style-name="P2" draw:layer="layout" svg:width="2.932cm" svg:height="0.645cm" svg:x="9.486cm" svg:y="4.588cm">
          <draw:text-box>
            <text:p text:style-name="P1"><text:span text:style-name="T1">At some point...</text:span></text:p>
          </draw:text-box>
        </draw:frame>
        <draw:frame draw:style-name="gr28" draw:text-style-name="P2" draw:layer="layout" svg:width="2.932cm" svg:height="0.645cm" svg:x="23.335cm" svg:y="4.111cm">
          <draw:text-box>
            <text:p text:style-name="P1"><text:span text:style-name="T1">At some point...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7" draw:text-style-name="P6" draw:id="id19" draw:layer="layout" svg:width="4.143cm" svg:height="1cm" svg:x="9.957cm" svg:y="9.768cm">
          <draw:text-box>
            <text:p text:style-name="P1"><text:span text:style-name="T8">Calculator</text:span></text:p>
          </draw:text-box>
          <draw:glue-point draw:id="4" svg:x="-2.314cm" svg:y="-4.96cm"/>
          <draw:glue-point draw:id="5" svg:x="5.001cm" svg:y="-2.36cm"/>
          <draw:glue-point draw:id="6" svg:x="4.972cm" svg:y="2.35cm"/>
          <draw:glue-point draw:id="7" svg:x="2.387cm" svg:y="-4.96cm"/>
          <draw:glue-point draw:id="8" svg:x="-2.548cm" svg:y="4.95cm"/>
          <draw:glue-point draw:id="9" svg:x="2.387cm" svg:y="4.95cm"/>
          <draw:glue-point draw:id="10" svg:x="-4.989cm" svg:y="-2.45cm"/>
          <draw:glue-point draw:id="11" svg:x="-4.989cm" svg:y="2.38cm"/>
        </draw:frame>
        <draw:frame draw:style-name="gr10" draw:text-style-name="P6" draw:id="id24" draw:layer="layout" svg:width="4cm" svg:height="1cm" svg:x="5.378cm" svg:y="15.591cm">
          <draw:text-box>
            <text:p text:style-name="P1"><text:span text:style-name="T8">Elements</text:span></text:p>
          </draw:text-box>
          <draw:glue-point draw:id="4" svg:x="3.202cm" svg:y="-4.92cm"/>
        </draw:frame>
        <draw:frame draw:style-name="gr12" draw:text-style-name="P6" draw:id="id23" draw:layer="layout" svg:width="4.108cm" svg:height="1cm" svg:x="13.778cm" svg:y="18.553cm">
          <draw:text-box>
            <text:p text:style-name="P1"><text:span text:style-name="T8">Repulsion</text:span></text:p>
          </draw:text-box>
          <draw:glue-point draw:id="4" svg:x="-2.706cm" svg:y="-5cm"/>
        </draw:frame>
        <draw:frame draw:style-name="gr13" draw:text-style-name="P6" draw:id="id20" draw:layer="layout" svg:width="3.5cm" svg:height="1cm" svg:x="15.618cm" svg:y="8.343cm">
          <draw:text-box>
            <text:p text:style-name="P1"><text:span text:style-name="T8">States</text:span></text:p>
          </draw:text-box>
        </draw:frame>
        <draw:frame draw:style-name="gr13" draw:text-style-name="P6" draw:id="id22" draw:layer="layout" svg:width="4.828cm" svg:height="1cm" svg:x="17.458cm" svg:y="14.248cm">
          <draw:text-box>
            <text:p text:style-name="P1"><text:span text:style-name="T8">Interactions</text:span></text:p>
          </draw:text-box>
        </draw:frame>
        <draw:frame draw:style-name="gr14" draw:text-style-name="P6" draw:id="id21" draw:layer="layout" svg:width="5cm" svg:height="1cm" svg:x="22.505cm" svg:y="2.282cm">
          <draw:text-box>
            <text:p text:style-name="P1"><text:span text:style-name="T8">Solver</text:span></text:p>
          </draw:text-box>
        </draw:frame>
        <draw:connector draw:style-name="gr29" draw:text-style-name="P10" draw:layer="layout" draw:type="curve" svg:x1="5.197cm" svg:y1="6.471cm" svg:x2="9.962cm" svg:y2="10.023cm" draw:start-shape="id18" draw:start-glue-point="2" draw:end-shape="id19" draw:end-glue-point="10">
          <text:p text:style-name="P1"/>
        </draw:connector>
        <draw:connector draw:style-name="gr29" draw:text-style-name="P10" draw:layer="layout" draw:type="curve" svg:x1="17.368cm" svg:y1="8.343cm" svg:x2="25.005cm" svg:y2="3.282cm" draw:start-shape="id20" draw:end-shape="id21" draw:end-glue-point="2">
          <text:p text:style-name="P1"/>
        </draw:connector>
        <draw:connector draw:style-name="gr15" draw:text-style-name="P10" draw:layer="layout" draw:type="curve" svg:x1="14.087cm" svg:y1="10.503cm" svg:x2="17.458cm" svg:y2="14.748cm" draw:start-shape="id19" draw:start-glue-point="6" draw:end-shape="id22" draw:end-glue-point="3">
          <text:p text:style-name="P1"/>
        </draw:connector>
        <draw:connector draw:style-name="gr15" draw:text-style-name="P10" draw:layer="layout" draw:type="curve" svg:x1="14.099cm" svg:y1="10.032cm" svg:x2="15.618cm" svg:y2="8.843cm" draw:start-shape="id19" draw:start-glue-point="5" draw:end-shape="id20" draw:end-glue-point="3">
          <text:p text:style-name="P1"/>
        </draw:connector>
        <draw:connector draw:style-name="gr15" draw:text-style-name="P10" draw:layer="layout" draw:type="curve" svg:x1="12.028cm" svg:y1="10.768cm" svg:x2="14.721cm" svg:y2="18.553cm" draw:start-shape="id19" draw:end-shape="id23" draw:end-glue-point="4">
          <text:p text:style-name="P1"/>
        </draw:connector>
        <draw:connector draw:style-name="gr15" draw:text-style-name="P10" draw:layer="layout" draw:type="curve" svg:x1="10.973cm" svg:y1="10.763cm" svg:x2="8.658cm" svg:y2="15.599cm" draw:start-shape="id19" draw:start-glue-point="8" draw:end-shape="id24" draw:end-glue-point="4">
          <text:p text:style-name="P1"/>
        </draw:connector>
        <draw:frame draw:style-name="gr17" draw:text-style-name="P11" draw:layer="layout" svg:width="2.634cm" svg:height="1.07cm" svg:x="25.78cm" svg:y="18.678cm">
          <draw:text-box>
            <text:p text:style-name="P1"><text:span text:style-name="T11">hotbit</text:span></text:p>
          </draw:text-box>
        </draw:frame>
        <draw:frame draw:style-name="gr11" draw:text-style-name="P6" draw:layer="layout" svg:width="5.5cm" svg:height="1cm" svg:x="9.134cm" svg:y="2.15cm">
          <draw:text-box>
            <text:p text:style-name="P1"><text:span text:style-name="T8">Environment</text:span></text:p>
          </draw:text-box>
        </draw:frame>
        <draw:frame draw:style-name="gr11" draw:text-style-name="P6" draw:id="id25" draw:layer="layout" svg:width="5.5cm" svg:height="1cm" svg:x="22.835cm" svg:y="12.088cm">
          <draw:text-box>
            <text:p text:style-name="P1"><text:span text:style-name="T8">Electrostatics</text:span></text:p>
          </draw:text-box>
        </draw:frame>
        <draw:frame draw:style-name="gr18" draw:text-style-name="P12" draw:layer="layout" svg:width="0.832cm" svg:height="0.725cm" svg:x="8.683cm" svg:y="12.962cm">
          <draw:text-box>
            <text:p text:style-name="P1"><text:span text:style-name="T12">el</text:span></text:p>
          </draw:text-box>
        </draw:frame>
        <draw:frame draw:style-name="gr18" draw:text-style-name="P12" draw:layer="layout" svg:width="0.836cm" svg:height="0.725cm" svg:x="14.867cm" svg:y="11.362cm">
          <draw:text-box>
            <text:p text:style-name="P1"><text:span text:style-name="T12">ia</text:span></text:p>
          </draw:text-box>
        </draw:frame>
        <draw:frame draw:style-name="gr18" draw:text-style-name="P12" draw:layer="layout" svg:width="1.116cm" svg:height="0.725cm" svg:x="11.871cm" svg:y="13.997cm">
          <draw:text-box>
            <text:p text:style-name="P1"><text:span text:style-name="T12">rep</text:span></text:p>
          </draw:text-box>
        </draw:frame>
        <draw:frame draw:style-name="gr18" draw:text-style-name="P12" draw:layer="layout" svg:width="0.836cm" svg:height="0.725cm" svg:x="14.161cm" svg:y="8.882cm">
          <draw:text-box>
            <text:p text:style-name="P1"><text:span text:style-name="T12">st</text:span></text:p>
          </draw:text-box>
        </draw:frame>
        <draw:connector draw:style-name="gr30" draw:text-style-name="P10" draw:layer="layout" draw:type="curve" svg:x1="19.118cm" svg:y1="8.843cm" svg:x2="25.585cm" svg:y2="12.088cm" draw:start-shape="id20" draw:start-glue-point="1" draw:end-shape="id25" draw:end-glue-point="0">
          <text:p text:style-name="P1"/>
        </draw:connector>
        <draw:frame draw:style-name="gr18" draw:text-style-name="P12" draw:layer="layout" svg:width="0.951cm" svg:height="0.725cm" svg:x="22.14cm" svg:y="8.483cm">
          <draw:text-box>
            <text:p text:style-name="P1"><text:span text:style-name="T12">es</text:span></text:p>
          </draw:text-box>
        </draw:frame>
        <draw:frame draw:style-name="gr18" draw:text-style-name="P12" draw:layer="layout" svg:width="1.637cm" svg:height="0.725cm" svg:x="19.295cm" svg:y="5.385cm">
          <draw:text-box>
            <text:p text:style-name="P1"><text:span text:style-name="T12">solver</text:span></text:p>
          </draw:text-box>
        </draw:frame>
        <draw:frame draw:style-name="gr31" draw:text-style-name="P13" draw:layer="layout" svg:width="1.26cm" svg:height="0.831cm" svg:x="5.558cm" svg:y="7.937cm">
          <draw:text-box>
            <text:p text:style-name="P1"><text:span text:style-name="T12">calc</text:span></text:p>
          </draw:text-box>
        </draw:frame>
        <draw:rect draw:style-name="gr24" draw:text-style-name="P10" draw:id="id26" draw:layer="layout" svg:width="6.374cm" svg:height="2.345cm" svg:x="8.626cm" svg:y="1.926cm">
          <draw:glue-point draw:id="4" svg:x="-2.646cm" svg:y="4.946cm"/>
          <text:p text:style-name="P1"/>
        </draw:rect>
        <draw:connector draw:style-name="gr25" draw:text-style-name="P10" draw:layer="layout" draw:type="curve" svg:x1="17.368cm" svg:y1="8.343cm" svg:x2="17.368cm" svg:y2="8.343cm" draw:start-shape="id20" draw:start-glue-point="0" draw:end-shape="id20" draw:end-glue-point="0">
          <text:p text:style-name="P1"/>
        </draw:connector>
        <draw:connector draw:style-name="gr32" draw:text-style-name="P10" draw:layer="layout" draw:type="curve" svg:x1="11.07cm" svg:y1="9.772cm" svg:x2="11.813cm" svg:y2="4.271cm" draw:start-shape="id19" draw:start-glue-point="4" draw:end-shape="id26">
          <text:p text:style-name="P1"/>
        </draw:connector>
        <draw:connector draw:style-name="gr33" draw:text-style-name="P10" draw:layer="layout" draw:type="curve" svg:x1="17.368cm" svg:y1="9.343cm" svg:x2="19.872cm" svg:y2="14.248cm" draw:start-shape="id20" draw:start-glue-point="2" draw:end-shape="id22">
          <text:p text:style-name="P1"/>
        </draw:connector>
        <draw:connector draw:style-name="gr33" draw:text-style-name="P10" draw:layer="layout" draw:type="curve" svg:x1="22.505cm" svg:y1="2.782cm" svg:x2="13.016cm" svg:y2="9.772cm" draw:start-shape="id21" draw:start-glue-point="3" draw:end-shape="id19" draw:end-glue-point="7">
          <text:p text:style-name="P1"/>
        </draw:connector>
        <draw:connector draw:style-name="gr33" draw:text-style-name="P10" draw:layer="layout" draw:type="curve" svg:x1="15.832cm" svg:y1="18.553cm" svg:x2="19.872cm" svg:y2="15.248cm" draw:start-shape="id23" draw:start-glue-point="0" draw:end-shape="id22" draw:end-glue-point="2">
          <text:p text:style-name="P1"/>
        </draw:connector>
        <draw:connector draw:style-name="gr34" draw:text-style-name="P10" draw:layer="layout" draw:type="curve" svg:x1="13.778cm" svg:y1="19.053cm" svg:x2="7.378cm" svg:y2="16.591cm" draw:start-shape="id23" draw:start-glue-point="3" draw:end-shape="id24" draw:end-glue-point="2">
          <text:p text:style-name="P1"/>
        </draw:connector>
        <draw:connector draw:style-name="gr33" draw:text-style-name="P10" draw:layer="layout" draw:type="curve" svg:x1="10.127cm" svg:y1="4.257cm" svg:x2="7.378cm" svg:y2="15.591cm" draw:start-shape="id26" draw:start-glue-point="4" draw:end-shape="id24" draw:end-glue-point="0">
          <text:p text:style-name="P1"/>
        </draw:connector>
        <draw:connector draw:style-name="gr33" draw:text-style-name="P10" draw:layer="layout" draw:type="curve" svg:x1="22.835cm" svg:y1="12.588cm" svg:x2="9.378cm" svg:y2="16.091cm" draw:start-shape="id25" draw:start-glue-point="3" draw:end-shape="id24">
          <text:p text:style-name="P1"/>
        </draw:connector>
        <draw:frame draw:style-name="gr18" draw:text-style-name="P12" draw:layer="layout" svg:width="1.179cm" svg:height="0.725cm" svg:x="11.688cm" svg:y="4.783cm">
          <draw:text-box>
            <text:p text:style-name="P1"><text:span text:style-name="T12">env</text:span></text:p>
          </draw:text-box>
        </draw:frame>
        <draw:frame draw:style-name="gr35" draw:text-style-name="P14" draw:layer="layout" svg:width="12.177cm" svg:height="1.355cm" svg:x="1cm" svg:y="1cm">
          <draw:text-box>
            <text:p text:style-name="P1"><text:span text:style-name="T13">Internal references</text:span></text:p>
          </draw:text-box>
        </draw:frame>
        <draw:frame draw:style-name="gr13" draw:text-style-name="P6" draw:id="id18" draw:layer="layout" svg:width="3.5cm" svg:height="1cm" svg:x="3.447cm" svg:y="5.471cm">
          <draw:text-box>
            <text:p text:style-name="P1"><text:span text:style-name="T8">Atoms</text:span></text:p>
          </draw:text-box>
        </draw:frame>
        <draw:frame draw:style-name="gr13" draw:text-style-name="P6" draw:id="id27" draw:layer="layout" svg:width="3.5cm" svg:height="1cm" svg:x="1.549cm" svg:y="12.88cm">
          <draw:text-box>
            <text:p text:style-name="P1"><text:span text:style-name="T8">Atoms</text:span></text:p>
          </draw:text-box>
        </draw:frame>
        <draw:connector draw:style-name="gr36" draw:text-style-name="P10" draw:layer="layout" draw:type="curve" svg:x1="5.378cm" svg:y1="16.091cm" svg:x2="3.299cm" svg:y2="13.88cm" draw:start-shape="id24" draw:start-glue-point="3" draw:end-shape="id27" draw:end-glue-point="2">
          <text:p text:style-name="P1"/>
        </draw:connector>
        <draw:rect draw:style-name="gr37" draw:text-style-name="P7" draw:id="id28" draw:layer="layout" svg:width="10.887cm" svg:height="11.339cm" svg:x="-11.227cm" svg:y="0cm">
          <draw:glue-point draw:id="7" svg:x="-2.359cm" svg:y="0.667cm" draw:escape-direction="right"/>
          <draw:glue-point draw:id="8" svg:x="-2.88cm" svg:y="1.833cm" draw:escape-direction="right"/>
          <draw:glue-point draw:id="9" svg:x="-2.151cm" svg:y="3.1cm" draw:escape-direction="right"/>
          <text:p text:style-name="P1">from ase import Atoms</text:p>
          <text:p text:style-name="P1">from hotbit import Hotbit</text:p>
          <text:p text:style-name="P1"/>
          <text:p text:style-name="P1">atoms = Atoms('H2',((0,0,0),(1,0,0)))</text:p>
          <text:p text:style-name="P1">calc = Hotbit()</text:p>
          <text:p text:style-name="P1">atoms.set_calculator(calc)</text:p>
          <text:p text:style-name="P1">atoms2 = calc.get_atoms()</text:p>
          <text:p text:style-name="P1"/>
          <text:p text:style-name="P15">atoms</text:p>
          <text:p text:style-name="P1"/>
          <text:p text:style-name="P1">calc</text:p>
          <text:p text:style-name="P1"/>
          <text:p text:style-name="P1">atoms2</text:p>
        </draw:rect>
        <draw:connector draw:style-name="gr38" draw:text-style-name="P10" draw:layer="layout" draw:type="curve" draw:line-skew="-3.908cm" svg:x1="-8.352cm" svg:y1="6.425cm" svg:x2="3.447cm" svg:y2="5.971cm" draw:start-shape="id28" draw:start-glue-point="7" draw:end-shape="id18" draw:end-glue-point="3">
          <text:p text:style-name="P1"/>
        </draw:connector>
        <draw:connector draw:style-name="gr38" draw:text-style-name="P10" draw:layer="layout" draw:type="curve" svg:x1="-8.919cm" svg:y1="7.747cm" svg:x2="9.962cm" svg:y2="10.506cm" draw:start-shape="id28" draw:start-glue-point="8" draw:end-shape="id19" draw:end-glue-point="11">
          <text:p text:style-name="P1"/>
        </draw:connector>
        <draw:connector draw:style-name="gr38" draw:text-style-name="P10" draw:layer="layout" draw:type="curve" svg:x1="-8.125cm" svg:y1="9.184cm" svg:x2="3.299cm" svg:y2="12.88cm" draw:start-shape="id28" draw:start-glue-point="9" draw:end-shape="id27" draw:end-glue-point="0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jhhg" draw:style="linear" draw:start-color="#ffffff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creation-date>2008-02-25T09:10:04</meta:creation-date>
    <dc:date>2009-01-13T11:08:14</dc:date>
    <meta:editing-cycles>45</meta:editing-cycles>
    <meta:editing-duration>PT7H29M26S</meta:editing-duration>
    <meta:user-defined meta:name="Info 1"/>
    <meta:user-defined meta:name="Info 2"/>
    <meta:user-defined meta:name="Info 3"/>
    <meta:user-defined meta:name="Info 4"/>
    <meta:document-statistic meta:object-count="11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{</math:mo>
      <math:mrow>
        <math:mover math:accent="true">
          <math:msup>
            <math:mi>R</math:mi>
            <math:mi>a</math:mi>
          </math:msup>
          <math:mo math:stretchy="false">→</math:mo>
        </math:mover>
        <math:mi>,</math:mi>
        <math:msup>
          <math:mi>Z</math:mi>
          <math:mi>a</math:mi>
        </math:msup>
      </math:mrow>
      <math:mo math:stretchy="false">}</math:mo>
    </math:mrow>
    <math:annotation math:encoding="StarMath 5.0">lbrace vec R^a, Z^a rbrace</math:annotation>
  </math:semantics>
</math:math>
</file>